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9000003229B860754CD0B01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0in" svg:height="7.5299in" draw:z-index="0"><draw:image xlink:href="Pictures/1000000000000429000003229B860754CD0B01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22:37:27.180000000</meta:creation-date>
    <dc:date>2016-06-06T00:27:46.752000000</dc:date>
    <meta:editing-duration>PT30M59S</meta:editing-duration>
    <meta:editing-cycles>2</meta:editing-cycles>
    <meta:generator>LibreOffice/5.0.4.2$Windows_x86 LibreOffice_project/2b9802c1994aa0b7dc6079e128979269cf95bc78</meta:generator>
    <meta:print-date>2016-06-05T23:48:26.691000000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